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urisa" svg:font-family="Purisa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925cm" fo:min-width="3.627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891cm" fo:min-width="3.593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solid" draw:stroke-dash="Dash_20__28_Rounded_29_" svg:stroke-width="0.106cm" svg:stroke-color="#000000" draw:marker-start-width="0.359cm" draw:marker-end="Arrowheads_20_2" draw:marker-end-width="0.359cm" svg:stroke-linecap="roun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="Arrowheads_20_2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="Arrowheads_20_2" draw:marker-start-width="0.359cm" draw:marker-end="Arrowheads_20_2" draw:marker-end-width="0.359cm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  <style:text-properties style:font-name="Purisa" fo:font-weight="bold"/>
    </style:style>
    <style:style style:name="P2" style:family="paragraph">
      <loext:graphic-properties draw:fill-color="#ffffff"/>
      <style:paragraph-properties fo:text-align="center"/>
      <style:text-properties style:font-name="Purisa" fo:font-weight="bold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127cm" svg:height="3.175cm" svg:x="8.938cm" svg:y="2.587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127cm" svg:height="3.175cm" svg:x="14.97cm" svg:y="4.81cm"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127cm" svg:height="3.175cm" svg:x="2.587cm" svg:y="4.81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127cm" svg:height="3.175cm" svg:x="8.937cm" svg:y="7.667cm">
          <text:p text:style-name="P1">Memory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6.714cm" svg:y1="6.397cm" svg:x2="8.938cm" svg:y2="4.174cm" draw:start-shape="id1" draw:start-glue-point="1" draw:end-shape="id2" draw:end-glue-point="3" svg:d="M6714 6397h1111v-2223h1113" svg:viewBox="0 0 2225 2224">
          <text:p/>
        </draw:connector>
        <draw:connector draw:style-name="gr4" draw:text-style-name="P3" draw:layer="layout" svg:x1="6.714cm" svg:y1="6.397cm" svg:x2="8.937cm" svg:y2="9.254cm" draw:start-shape="id1" draw:start-glue-point="1" draw:end-shape="id3" draw:end-glue-point="3" svg:d="M6714 6397h1111v2857h1112" svg:viewBox="0 0 2224 2858">
          <text:p/>
        </draw:connector>
        <draw:connector draw:style-name="gr5" draw:text-style-name="P3" draw:layer="layout" svg:x1="11.001cm" svg:y1="5.762cm" svg:x2="11cm" svg:y2="7.667cm" draw:start-shape="id2" draw:start-glue-point="2" draw:end-shape="id3" draw:end-glue-point="0" svg:d="M11001 5762v952h-1v953" svg:viewBox="0 0 2 1906">
          <text:p/>
        </draw:connector>
        <draw:connector draw:style-name="gr4" draw:text-style-name="P3" draw:layer="layout" svg:x1="13.064cm" svg:y1="9.254cm" svg:x2="14.97cm" svg:y2="6.397cm" draw:start-shape="id3" draw:start-glue-point="1" draw:end-shape="id4" draw:end-glue-point="3" svg:d="M13064 9254h952v-2857h954" svg:viewBox="0 0 1907 2858">
          <text:p/>
        </draw:connector>
        <draw:connector draw:style-name="gr4" draw:text-style-name="P3" draw:layer="layout" svg:x1="13.065cm" svg:y1="4.174cm" svg:x2="14.97cm" svg:y2="6.397cm" draw:start-shape="id2" draw:start-glue-point="1" draw:end-shape="id4" draw:end-glue-point="3" svg:d="M13065 4174h952v2223h953" svg:viewBox="0 0 1906 222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urisa" svg:font-family="Puris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draw:marker draw:name="Arrowheads_20_2" draw:display-name="Arrowheads 2" svg:viewBox="0 0 1013 1130" svg:d="M1009 1050l-449-1008-22-30-29-12-34 12-21 26-449 1012-5 13v8l5 21 12 21 17 13 21 4h903l21-4 21-13 9-21 4-21v-8z"/>
    <draw:stroke-dash draw:name="Dash_20__28_Rounded_29_" draw:display-name="Dash (Rounded)" draw:style="round" draw:dots1="1" draw:dots1-length="201%" draw:distance="199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2T11:40:21.363769797</meta:creation-date>
    <meta:generator>LibreOffice/7.3.7.2$Linux_X86_64 LibreOffice_project/30$Build-2</meta:generator>
    <dc:date>2023-12-02T13:25:07.072815266</dc:date>
    <meta:editing-duration>PT1H44M49S</meta:editing-duration>
    <meta:editing-cycles>2</meta:editing-cycles>
    <meta:document-statistic meta:object-count="9"/>
  </office:meta>
</office:document-meta>
</file>